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1678300" calcext:value-type="float">
            <text:p>1678300</text:p>
          </table:table-cell>
          <table:table-cell office:value-type="float" office:value="1732200" calcext:value-type="float">
            <text:p>1732200</text:p>
          </table:table-cell>
          <table:table-cell office:value-type="float" office:value="1778600" calcext:value-type="float">
            <text:p>1778600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4705900" calcext:value-type="float">
            <text:p>47059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1660600" calcext:value-type="float">
            <text:p>-1660600</text:p>
          </table:table-cell>
          <table:table-cell office:value-type="float" office:value="-1650600" calcext:value-type="float">
            <text:p>-1650600</text:p>
          </table:table-cell>
          <table:table-cell office:value-type="float" office:value="-1683800" calcext:value-type="float">
            <text:p>-1683800</text:p>
          </table:table-cell>
          <table:table-cell office:value-type="float" office:value="-1639000" calcext:value-type="float">
            <text:p>-1639000</text:p>
          </table:table-cell>
          <table:table-cell office:value-type="float" office:value="-4446700" calcext:value-type="float">
            <text:p>-44467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17700" calcext:value-type="float">
            <text:p>17700</text:p>
          </table:table-cell>
          <table:table-cell office:value-type="float" office:value="81600" calcext:value-type="float">
            <text:p>81600</text:p>
          </table:table-cell>
          <table:table-cell office:value-type="float" office:value="94800" calcext:value-type="float">
            <text:p>948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259200" calcext:value-type="float">
            <text:p>2592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-7100" calcext:value-type="float">
            <text:p>-7100</text:p>
          </table:table-cell>
          <table:table-cell office:value-type="float" office:value="47200" calcext:value-type="float">
            <text:p>47200</text:p>
          </table:table-cell>
          <table:table-cell office:value-type="float" office:value="55900" calcext:value-type="float">
            <text:p>55900</text:p>
          </table:table-cell>
          <table:table-cell office:value-type="float" office:value="70300" calcext:value-type="float">
            <text:p>70300</text:p>
          </table:table-cell>
          <table:table-cell office:value-type="float" office:value="178700" calcext:value-type="float">
            <text:p>1787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-0.06" calcext:value-type="float">
            <text:p>-0,06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0.55" calcext:value-type="float">
            <text:p>0,55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127223422" calcext:value-type="float">
            <text:p>127223422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229100" calcext:value-type="float">
            <text:p>229100</text:p>
          </table:table-cell>
          <table:table-cell office:value-type="float" office:value="117700" calcext:value-type="float">
            <text:p>117700</text:p>
          </table:table-cell>
          <table:table-cell office:value-type="float" office:value="122400" calcext:value-type="float">
            <text:p>122400</text:p>
          </table:table-cell>
          <table:table-cell office:value-type="float" office:value="126200" calcext:value-type="float">
            <text:p>126200</text:p>
          </table:table-cell>
          <table:table-cell office:value-type="float" office:value="589400" calcext:value-type="float">
            <text:p>5894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054900" calcext:value-type="float">
            <text:p>2054900</text:p>
          </table:table-cell>
          <table:table-cell office:value-type="float" office:value="1848900" calcext:value-type="float">
            <text:p>1848900</text:p>
          </table:table-cell>
          <table:table-cell office:value-type="float" office:value="2116000" calcext:value-type="float">
            <text:p>2116000</text:p>
          </table:table-cell>
          <table:table-cell office:value-type="float" office:value="2426400" calcext:value-type="float">
            <text:p>2426400</text:p>
          </table:table-cell>
          <table:table-cell office:value-type="float" office:value="3092700" calcext:value-type="float">
            <text:p>30927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2284000" calcext:value-type="float">
            <text:p>2284000</text:p>
          </table:table-cell>
          <table:table-cell office:value-type="float" office:value="1966600" calcext:value-type="float">
            <text:p>1966600</text:p>
          </table:table-cell>
          <table:table-cell office:value-type="float" office:value="2238400" calcext:value-type="float">
            <text:p>2238400</text:p>
          </table:table-cell>
          <table:table-cell office:value-type="float" office:value="2552600" calcext:value-type="float">
            <text:p>2552600</text:p>
          </table:table-cell>
          <table:table-cell office:value-type="float" office:value="3682000" calcext:value-type="float">
            <text:p>3682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563900" calcext:value-type="float">
            <text:p>563900</text:p>
          </table:table-cell>
          <table:table-cell office:value-type="float" office:value="523100" calcext:value-type="float">
            <text:p>523100</text:p>
          </table:table-cell>
          <table:table-cell office:value-type="float" office:value="535600" calcext:value-type="float">
            <text:p>535600</text:p>
          </table:table-cell>
          <table:table-cell office:value-type="float" office:value="697800" calcext:value-type="float">
            <text:p>697800</text:p>
          </table:table-cell>
          <table:table-cell office:value-type="float" office:value="1032000" calcext:value-type="float">
            <text:p>1032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720100" calcext:value-type="float">
            <text:p>1720100</text:p>
          </table:table-cell>
          <table:table-cell office:value-type="float" office:value="1443500" calcext:value-type="float">
            <text:p>1443500</text:p>
          </table:table-cell>
          <table:table-cell office:value-type="float" office:value="1702800" calcext:value-type="float">
            <text:p>1702800</text:p>
          </table:table-cell>
          <table:table-cell office:value-type="float" office:value="1854800" calcext:value-type="float">
            <text:p>1854800</text:p>
          </table:table-cell>
          <table:table-cell office:value-type="float" office:value="2650000" calcext:value-type="float">
            <text:p>2650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2284000" calcext:value-type="float">
            <text:p>2284000</text:p>
          </table:table-cell>
          <table:table-cell office:value-type="float" office:value="1966600" calcext:value-type="float">
            <text:p>1966600</text:p>
          </table:table-cell>
          <table:table-cell office:value-type="float" office:value="2238400" calcext:value-type="float">
            <text:p>2238400</text:p>
          </table:table-cell>
          <table:table-cell office:value-type="float" office:value="2552600" calcext:value-type="float">
            <text:p>2552600</text:p>
          </table:table-cell>
          <table:table-cell office:value-type="float" office:value="3682000" calcext:value-type="float">
            <text:p>3682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23:51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LibreOffice/5.4.2.2$Windows_X86_64 LibreOffice_project/22b09f6418e8c2d508a9eaf86b2399209b0990f4</meta:generator>
    <dc:date>2017-11-22T12:24:05.381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